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1fa4" officeooo:paragraph-rsid="001d1fa4"/>
    </style:style>
    <style:style style:name="P2" style:family="paragraph" style:parent-style-name="Standard" style:list-style-name="L1">
      <style:text-properties officeooo:rsid="001d1fa4" officeooo:paragraph-rsid="001d1fa4"/>
    </style:style>
    <style:style style:name="P3" style:family="paragraph" style:parent-style-name="Standard" style:list-style-name="L2">
      <style:text-properties officeooo:rsid="001d1fa4" officeooo:paragraph-rsid="001d1fa4"/>
    </style:style>
    <style:style style:name="P4" style:family="paragraph" style:parent-style-name="Standard" style:list-style-name="L2">
      <style:text-properties fo:font-weight="bold" officeooo:rsid="001d1fa4" officeooo:paragraph-rsid="001d1fa4" style:font-weight-asian="bold" style:font-weight-complex="bold"/>
    </style:style>
    <style:style style:name="P5" style:family="paragraph" style:parent-style-name="Standard">
      <style:text-properties fo:font-weight="bold" officeooo:rsid="001d1fa4" officeooo:paragraph-rsid="001d1fa4" style:font-weight-asian="bold" style:font-weight-complex="bold"/>
    </style:style>
    <style:style style:name="P6" style:family="paragraph" style:parent-style-name="Standard" style:list-style-name="L2">
      <style:text-properties fo:font-weight="normal" officeooo:rsid="001d1fa4" officeooo:paragraph-rsid="001d1fa4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CIONES:</text:p>
      <text:list xml:id="list755226087247169819" text:style-name="L1">
        <text:list-item>
          <text:p text:style-name="P2">el software debe iniar en el sistema oerativo Linux, o debera instalar python en el sistema operativo Windows.</text:p>
        </text:list-item>
        <text:list-item>
          <text:p text:style-name="P2">El dar funcionalidad al proyecto es necesario instalar python y django 1.6.5</text:p>
        </text:list-item>
        <text:list-item>
          <text:p text:style-name="P2">al abril una terminal en linux--&gt;realizar los siguientes comados:</text:p>
        </text:list-item>
      </text:list>
      <text:list xml:id="list3716316755653181776" text:style-name="L2">
        <text:list-header>
          <text:p text:style-name="P4">instalacion de python:</text:p>
        </text:list-header>
        <text:list-item>
          <text:p text:style-name="P3">sudo apt-get install python</text:p>
        </text:list-item>
        <text:list-item>
          <text:p text:style-name="P3">pip install django==1.6.5</text:p>
          <text:p text:style-name="P4">correr el proyecto:</text:p>
        </text:list-item>
        <text:list-item>
          <text:p text:style-name="P6">entrar en la carpeta que contine el proyecto ---&gt;cd factura se debe visualizar un archivo manage.py</text:p>
        </text:list-item>
        <text:list-item>
          <text:p text:style-name="P6">encontrandonos en el lugar donde se encuentre este archivo escribimos:</text:p>
        </text:list-item>
        <text:list-item>
          <text:p text:style-name="P6">python manaage.py runserver</text:p>
        </text:list-item>
        <text:list-item>
          <text:p text:style-name="P6">y el proyecto esta corriendo</text:p>
        </text:list-item>
        <text:list-item>
          <text:p text:style-name="P4">en un navegador web:</text:p>
        </text:list-item>
        <text:list-item>
          <text:p text:style-name="P6">sea chrome o mozilla firefox escribimos en la url:</text:p>
        </text:list-item>
        <text:list-item>
          <text:p text:style-name="P6">localhost:8000</text:p>
        </text:list-item>
        <text:list-item>
          <text:p text:style-name="P6">y se puede visualizar el proyecto en curso.</text:p>
          <text:p text:style-name="P6"/>
        </text:list-item>
      </text:list>
      <text:p text:style-name="P5"/>
      <text:list xml:id="list91748098672664" text:continue-numbering="true" text:style-name="L2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ane </meta:initial-creator>
    <meta:creation-date>2014-12-02T09:09:07.539631882</meta:creation-date>
    <dc:date>2014-12-02T09:17:46.912962116</dc:date>
    <dc:creator>shiane </dc:creator>
    <meta:editing-duration>P0D</meta:editing-duration>
    <meta:editing-cycles>1</meta:editing-cycles>
    <meta:document-statistic meta:table-count="0" meta:image-count="0" meta:object-count="0" meta:page-count="1" meta:paragraph-count="18" meta:word-count="128" meta:character-count="729" meta:non-whitespace-character-count="636"/>
    <meta:generator>LibreOffice/4.2.7.2$Linux_X86_64 LibreOffice_project/420m0$Build-2</meta:generator>
  </office:meta>
</office:document-meta>
</file>